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 init <text:s/>-Inicializa un nuevo repositorio de manera local</text:p>
      <text:p text:style-name="Standard">rm -r .git -Permite borrar directorios que no estén vacios</text:p>
      <text:p text:style-name="Standard">git push -u origin main</text:p>
      <text:p text:style-name="Standard">git pull origin main</text:p>
      <text:p text:style-name="Standard">git clone &lt;URL&gt;</text:p>
      <text:p text:style-name="Standard">SSH:</text:p>
      <text:p text:style-name="Standard">ssh-keygen -t ed25519 -C &lt;correo_git_hub&gt; generar una key para hacer la comunicación entre el equipo y github</text:p>
      <text:p text:style-name="Standard">cat ~/.ssh/id_ed25519.pub</text:p>
      <text:p text:style-name="Standard"/>
      <text:p text:style-name="Standard">Pull Requests: Solicitar que los cambios sean colocados en la main</text:p>
      <text:p text:style-name="Standard"/>
      <text:p text:style-name="Standard"/>
      <text:p text:style-name="Standard">Stage Área</text:p>
      <text:p text:style-name="Standard">git add . <text:s/>-Prepara todos los cambios (Archivos, modificados, eliminados) para el próximo commit.</text:p>
      <text:p text:style-name="Standard">git add &lt;nombre-archivo-proximo-commit&gt;</text:p>
      <text:p text:style-name="Standard">git status <text:s/>-Muestra el estado actual de mi repositorio, archivos modificados y los que están listos para ser confirmados en staging área.</text:p>
      <text:p text:style-name="Standard">git rm --cached &lt;nombre_archivo&gt; -Quita un archivo de staging área.</text:p>
      <text:p text:style-name="Standard">Significado de letras en stage área:</text:p>
      <text:p text:style-name="Standard">U-&gt; desconocido, untracked</text:p>
      <text:p text:style-name="Standard">A-&gt; dentro del stage</text:p>
      <text:p text:style-name="Standard">M-&gt; Modificado</text:p>
      <text:p text:style-name="Standard"/>
      <text:p text:style-name="Standard">Commits:</text:p>
      <text:p text:style-name="Standard">Pasamos archivos del stage al repositorio.</text:p>
      <text:p text:style-name="Standard">git commit -m "mensaje" <text:s/>-El mensaje debe ser descriptivo. Es como sellar los cambios que he preparado y decir esto fue lo que hice.</text:p>
      <text:p text:style-name="Standard">git commit -am "mensaje" <text:s/>-Combina las acciones de git add . y git commit -m solo en archivos existentes, no nuevos.</text:p>
      <text:p text:style-name="Standard">git log <text:s/>-Permite ver una lista de todos los commits realizados en tu repositorio (hash, autor, fecha, mensaje asociado.) Linea de tiempo de todo lo que se ha guardado.</text:p>
      <text:p text:style-name="Standard">git log --oneline <text:s/>-Muestra los commits resumidos, en una sola linea.</text:p>
      <text:p text:style-name="Standard">Convención de commits:</text:p>
      <text:p text:style-name="Standard">feat: Nueva Funcionalidad.</text:p>
      <text:p text:style-name="Standard">fix: Corrección de un error.</text:p>
      <text:p text:style-name="Standard">docs: Cambios en la documentación </text:p>
      <text:p text:style-name="Standard">refactor: Mejora de codigo sin cambiar funcionalidad (estructura)</text:p>
      <text:p text:style-name="Standard">style: Formato o estilo de código (ej.espacios)</text:p>
      <text:p text:style-name="Standard">BREAKING CHANGE: Indica un cambio que rompe la compatibilidad </text:p>
      <text:p text:style-name="Standard">Navegar Entre Commits: </text:p>
      <text:p text:style-name="Standard">git checkout &lt;hash-del-commit&gt; <text:s text:c="2"/>-Viaja en el tiempo, no estás en ninguna rama, es útil para probar código antiguo o probar versiones anteriores</text:p>
      <text:p text:style-name="Standard">git switch &lt;hash-del-commit&gt; --detach <text:s/>-Hace lo mismo que el de arriba.</text:p>
      <text:p text:style-name="Standard">git restore --source &lt;hash-del-commit&gt; &lt;archivo&gt; <text:s/>-Restaura un archivo específico a su estado en un commit anterior.</text:p>
      <text:p text:style-name="Standard"/>
      <text:p text:style-name="Standard">Branchs:</text:p>
      <text:p text:style-name="Standard">ESTUDIAR: DEVOPS, Diploid, Padline.</text:p>
      <text:p text:style-name="Standard"><text:soft-page-break/>git branch &lt;nombre-rama&gt; <text:s/>-Crea una rama nueva, pero no te cambia a ella.</text:p>
      <text:p text:style-name="Standard">git branch -m &lt;viejo-nombre&gt; &lt;nuevo-nombre&gt; <text:s text:c="2"/>-Renombra una rama local, no afecta el historial</text:p>
      <text:p text:style-name="Standard">git checkout -b &lt;nombre-rama&gt; / git switch -c &lt;nombre-rama&gt; <text:s/>-Crea una nueva rama y te cambia a ella inmediatamente.</text:p>
      <text:p text:style-name="Standard">git checkout &lt;nombre-rama&gt; / git switch &lt;nombre-rama&gt; <text:s/>-Te mueve a una rama existent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8:08:08.431947114</meta:creation-date>
    <dc:date>2025-05-23T20:32:58.469287074</dc:date>
    <meta:editing-duration>PT2H14M40S</meta:editing-duration>
    <meta:editing-cycles>1</meta:editing-cycles>
    <meta:document-statistic meta:table-count="0" meta:image-count="0" meta:object-count="0" meta:page-count="2" meta:paragraph-count="41" meta:word-count="379" meta:character-count="2410" meta:non-whitespace-character-count="2057"/>
    <meta:generator>LibreOffice/7.3.7.2$Linux_X86_64 LibreOffice_project/30$Build-2</meta:generator>
  </office:meta>
</office:document-meta>
</file>